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bottom" draw:auto-grow-height="false" fo:min-height="8.252cm" fo:min-width="2.902cm" fo:padding-top="0.139cm" fo:padding-bottom="0.139cm" fo:padding-left="0.264cm" fo:padding-right="0.264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bottom" draw:auto-grow-height="false" fo:min-height="2.61cm" fo:min-width="4.56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1cm" fo:min-width="0cm"/>
    </style:style>
    <style:style style:name="gr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bottom" draw:auto-grow-height="false" fo:min-height="1.618cm" fo:min-width="3.068cm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bottom" draw:auto-grow-height="false" fo:min-height="2.972cm" fo:min-width="4.922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bottom" draw:auto-grow-height="false" fo:min-height="4.054cm" fo:min-width="4.504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bottom" draw:auto-grow-height="false" fo:min-height="3.21cm" fo:min-width="2.36cm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14" style:family="graphic" style:parent-style-name="standard">
      <style:graphic-properties svg:stroke-color="#000000" draw:marker-start="" draw:textarea-vertical-align="middle"/>
    </style:style>
    <style:style style:name="gr1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bottom" draw:auto-grow-height="false" fo:min-height="3.062cm" fo:min-width="5.112cm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3cm" fo:min-width="0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bottom" draw:auto-grow-height="false" fo:min-height="1.618cm" fo:min-width="3.468cm" fo:padding-top="0.139cm" fo:padding-bottom="0.139cm" fo:padding-left="0.264cm" fo:padding-right="0.2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8cm" svg:height="8.9cm" svg:x="10cm" svg:y="2.1cm">
          <text:p text:style-name="P1"><text:span text:style-name="T1">IdVoiture <text:s text:c="5"/>: int</text:span></text:p>
          <text:p text:style-name="P1"><text:span text:style-name="T1">Marque</text:span><text:span text:style-name="T1"><text:tab/></text:span><text:span text:style-name="T1"> <text:s text:c="6"/>: string</text:span></text:p>
          <text:p text:style-name="P1"><text:span text:style-name="T1">Modèle</text:span><text:span text:style-name="T1"><text:tab/></text:span><text:span text:style-name="T1"> <text:s text:c="6"/>: string</text:span></text:p>
          <text:p text:style-name="P1"><text:span text:style-name="T1">Type</text:span><text:span text:style-name="T1"><text:tab/></text:span><text:span text:style-name="T1"> <text:s text:c="6"/>: string</text:span></text:p>
          <text:p text:style-name="P1"><text:span text:style-name="T1">Kilometrage : int</text:span></text:p>
          <text:p text:style-name="P1"><text:span text:style-name="T1">DateCircul  <text:s/>: date</text:span></text:p>
          <text:p text:style-name="P1"><text:span text:style-name="T1">Couleur</text:span><text:span text:style-name="T1"><text:tab/></text:span><text:span text:style-name="T1">  <text:s text:c="5"/>: string</text:span></text:p>
          <text:p text:style-name="P1"><text:span text:style-name="T1">Nb_Porte  <text:s text:c="3"/>: int</text:span></text:p>
          <text:p text:style-name="P1"><text:span text:style-name="T1">Nb_Place  <text:s text:c="2"/>: int</text:span></text:p>
          <text:p text:style-name="P1"><text:span text:style-name="T1">Vol_Utile  <text:s text:c="4"/>: real</text:span></text:p>
          <text:p text:style-name="P1"><text:span text:style-name="T1">Prix</text:span><text:span text:style-name="T1"><text:tab/></text:span><text:span text:style-name="T1">  <text:s text:c="5"/>: real</text:span></text:p>
          <text:p text:style-name="P1"><text:span text:style-name="T1">EmiCO2  <text:s text:c="4"/>: int</text:span></text:p>
          <text:p text:style-name="P1"><text:span text:style-name="T1">Puis_Fisc  <text:s text:c="2"/>: int</text:span></text:p>
          <text:p text:style-name="P1"><text:span text:style-name="T1">Carburant  <text:s/>: string</text:span></text:p>
          <text:p text:style-name="P1"><text:span text:style-name="T1">Autonomie  : int</text:span></text:p>
          <text:p text:style-name="P1"><text:span text:style-name="T1">Conso100 <text:s/> : real</text:span></text:p>
          <text:p text:style-name="P1"><text:span text:style-name="T1">descripV  <text:s text:c="3"/>: string</text:span></text:p>
          <text:p text:style-name="P1"><text:span text:style-name="T1">Boite_V  <text:s text:c="5"/>: Boolean</text:span></text:p>
          <text:p text:style-name="P1"><text:span text:style-name="T1">Id_Photo  <text:s text:c="3"/>: int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3.8cm" svg:y1="3.2cm" svg:x2="10cm" svg:y2="3.2cm">
          <text:p/>
        </draw:line>
        <draw:frame draw:style-name="gr3" draw:text-style-name="P4" draw:layer="layout" svg:width="2.6cm" svg:height="1.062cm" svg:x="10.2cm" svg:y="2.138cm">
          <draw:text-box>
            <text:p>Voiture</text:p>
          </draw:text-box>
        </draw:frame>
        <draw:frame draw:style-name="gr4" draw:text-style-name="P5" draw:layer="layout" svg:width="0.7cm" svg:height="0.725cm" svg:x="9.4cm" svg:y="3.3cm">
          <draw:text-box>
            <text:p><text:span text:style-name="T2">1</text:span></text:p>
          </draw:text-box>
        </draw:frame>
        <draw:custom-shape draw:style-name="gr5" draw:text-style-name="P2" draw:layer="layout" svg:width="5.4cm" svg:height="3.2cm" svg:x="1cm" svg:y="2cm">
          <text:p text:style-name="P1"><text:span text:style-name="T1">IdPhoto <text:s/></text:span><text:span text:style-name="T1"><text:tab/></text:span><text:span text:style-name="T1"><text:tab/></text:span><text:span text:style-name="T1">: int</text:span></text:p>
          <text:p text:style-name="P1"><text:span text:style-name="T1">IdVoiture</text:span><text:span text:style-name="T1"><text:tab/></text:span><text:span text:style-name="T1"><text:tab/></text:span><text:span text:style-name="T1">: int</text:span></text:p>
          <text:p text:style-name="P1"><text:span text:style-name="T1">Photo</text:span><text:span text:style-name="T1"><text:tab/></text:span><text:span text:style-name="T1"><text:tab/></text:span><text:span text:style-name="T1"><text:tab/></text:span><text:span text:style-name="T1">: 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6.4cm" svg:y1="3.6cm" svg:x2="1cm" svg:y2="3.585cm">
          <text:p/>
        </draw:line>
        <draw:frame draw:style-name="gr6" draw:text-style-name="P4" draw:layer="layout" svg:width="3.83cm" svg:height="0.962cm" svg:x="1.3cm" svg:y="2.449cm">
          <draw:text-box>
            <text:p>Photo</text:p>
          </draw:text-box>
        </draw:frame>
        <draw:frame draw:style-name="gr4" draw:text-style-name="P5" draw:layer="layout" svg:width="1.239cm" svg:height="0.725cm" svg:x="6.4cm" svg:y="3.275cm">
          <draw:text-box>
            <text:p><text:span text:style-name="T2">1..*</text:span></text:p>
          </draw:text-box>
        </draw:frame>
        <draw:custom-shape draw:style-name="gr7" draw:text-style-name="P6" xml:id="id2" draw:id="id2" draw:layer="layout" svg:width="3.8cm" svg:height="2.1cm" svg:x="10cm" svg:y="12.2cm">
          <text:p text:style-name="P1"><text:span text:style-name="T2"/></text:p>
          <text:p text:style-name="P1"><text:span text:style-name="T2"/></text:p>
          <text:p text:style-name="P1"><text:span text:style-name="T1">IdVoiture </text:span><text:span text:style-name="T1"><text:tab/></text:span><text:span text:style-name="T1"> <text:s text:c="2"/>: int</text:span></text:p>
          <text:p text:style-name="P1"><text:span text:style-name="T1">IdOption</text:span><text:span text:style-name="T1"><text:tab/></text:span><text:span text:style-name="T1">  <text:s/>: 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3.8cm" svg:y1="13cm" svg:x2="10cm" svg:y2="13cm">
          <text:p/>
        </draw:line>
        <draw:frame draw:style-name="gr8" draw:text-style-name="P7" draw:layer="layout" svg:width="3.712cm" svg:height="0.878cm" svg:x="10.088cm" svg:y="12.2cm">
          <draw:text-box>
            <text:p><text:span text:style-name="T3">ListeOption</text:span></text:p>
          </draw:text-box>
        </draw:frame>
        <draw:custom-shape draw:style-name="gr9" draw:text-style-name="P2" draw:layer="layout" svg:width="5.8cm" svg:height="3.6cm" svg:x="0.9cm" svg:y="18.8cm">
          <text:p text:style-name="P1"><text:span text:style-name="T1">IdJourSemaine</text:span><text:span text:style-name="T1"><text:tab/></text:span><text:span text:style-name="T1"><text:tab/></text:span><text:span text:style-name="T1">: int</text:span></text:p>
          <text:p text:style-name="P1"><text:span text:style-name="T1">DebutHeureMidi</text:span><text:span text:style-name="T1"><text:tab/></text:span><text:span text:style-name="T1">: heure</text:span></text:p>
          <text:p text:style-name="P1"><text:span text:style-name="T1">FinHeureMidi</text:span><text:span text:style-name="T1"><text:tab/></text:span><text:span text:style-name="T1"><text:tab/></text:span><text:span text:style-name="T1">: heure</text:span></text:p>
          <text:p text:style-name="P1"><text:span text:style-name="T1">DebutHeureSoir</text:span><text:span text:style-name="T1"><text:tab/></text:span><text:span text:style-name="T1">: heure</text:span></text:p>
          <text:p text:style-name="P1"><text:span text:style-name="T1">FinHeureSoir</text:span><text:span text:style-name="T1"><text:tab/></text:span><text:span text:style-name="T1"><text:tab/></text:span><text:span text:style-name="T1">: he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6.7cm" svg:y1="19.949cm" svg:x2="0.9cm" svg:y2="19.949cm">
          <text:p/>
        </draw:line>
        <draw:frame draw:style-name="gr10" draw:text-style-name="P4" draw:layer="layout" svg:width="4.364cm" svg:height="1cm" svg:x="1.242cm" svg:y="18.849cm">
          <draw:text-box>
            <text:p>Horaire</text:p>
          </draw:text-box>
        </draw:frame>
        <draw:custom-shape draw:style-name="gr11" draw:text-style-name="P2" draw:layer="layout" svg:width="5.5cm" svg:height="4.8cm" svg:x="7.8cm" svg:y="18.5cm">
          <text:p text:style-name="P1"><text:span text:style-name="T1">IdCommentaire</text:span><text:span text:style-name="T1"><text:tab/></text:span><text:span text:style-name="T1"><text:tab/></text:span><text:span text:style-name="T1">: int</text:span></text:p>
          <text:p text:style-name="P1"><text:span text:style-name="T1">TitreCommentaire</text:span><text:span text:style-name="T1"><text:tab/></text:span><text:span text:style-name="T1">: string</text:span></text:p>
          <text:p text:style-name="P1"><text:span text:style-name="T1">TexteCommentaire</text:span><text:span text:style-name="T1"><text:tab/></text:span><text:span text:style-name="T1">: string</text:span></text:p>
          <text:p text:style-name="P1"><text:span text:style-name="T1">DateCommentaire</text:span><text:span text:style-name="T1"><text:tab/></text:span><text:span text:style-name="T1">: date</text:span></text:p>
          <text:p text:style-name="P1"><text:span text:style-name="T1">NomUtilisateur</text:span><text:span text:style-name="T1"><text:tab/></text:span><text:span text:style-name="T1"><text:tab/></text:span><text:span text:style-name="T1">: string</text:span></text:p>
          <text:p text:style-name="P1"><text:span text:style-name="T1">CourrielUtilisateur</text:span><text:span text:style-name="T1"><text:tab/></text:span><text:span text:style-name="T1">: 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3.3cm" svg:y1="20.1cm" svg:x2="7.8cm" svg:y2="20.085cm">
          <text:p/>
        </draw:line>
        <draw:frame draw:style-name="gr6" draw:text-style-name="P7" draw:layer="layout" svg:width="5.1cm" svg:height="0.951cm" svg:x="7.8cm" svg:y="18.949cm">
          <draw:text-box>
            <text:p><text:span text:style-name="T3">ListeCommentaire</text:span></text:p>
          </draw:text-box>
        </draw:frame>
        <draw:custom-shape draw:style-name="gr12" draw:text-style-name="P2" draw:layer="layout" svg:width="3.2cm" svg:height="3.8cm" svg:x="16.8cm" svg:y="2.6cm">
          <text:p text:style-name="P8"><text:span text:style-name="T4"/></text:p>
          <text:p text:style-name="P1"><text:span text:style-name="T4">Courriel</text:span><text:span text:style-name="T4"><text:tab/></text:span><text:span text:style-name="T4">  <text:s text:c="2"/>: string</text:span></text:p>
          <text:p text:style-name="P1"><text:span text:style-name="T4">MotPasse : string</text:span></text:p>
          <text:p text:style-name="P1"><text:span text:style-name="T1">NivDroit  <text:s text:c="2"/>: int</text:span></text:p>
          <text:p text:style-name="P1"><text:span text:style-name="T1">Nom <text:s text:c="4"/></text:span><text:span text:style-name="T1"><text:tab/></text:span><text:span text:style-name="T1">  <text:s text:c="2"/>: string</text:span></text:p>
          <text:p text:style-name="P1"><text:span text:style-name="T1">Prenom  <text:s text:c="2"/>: 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0cm" svg:y1="3.7cm" svg:x2="16.8cm" svg:y2="3.7cm">
          <text:p/>
        </draw:line>
        <draw:frame draw:style-name="gr10" draw:text-style-name="P7" draw:layer="layout" svg:width="3.2cm" svg:height="1cm" svg:x="16.7cm" svg:y="2.7cm">
          <draw:text-box>
            <text:p><text:span text:style-name="T3">Users</text:span></text:p>
          </draw:text-box>
        </draw:frame>
        <draw:line draw:style-name="gr2" draw:text-style-name="P3" draw:layer="layout" svg:x1="6.4cm" svg:y1="4cm" svg:x2="10cm" svg:y2="4cm">
          <text:p/>
        </draw:line>
        <draw:frame draw:style-name="gr13" draw:text-style-name="P5" draw:layer="layout" svg:width="1.3cm" svg:height="2.147cm" svg:x="13.7cm" svg:y="3.375cm">
          <draw:text-box>
            <text:p><text:span text:style-name="T2">0..1</text:span></text:p>
          </draw:text-box>
        </draw:frame>
        <draw:frame draw:style-name="gr4" draw:text-style-name="P5" draw:layer="layout" svg:width="0.9cm" svg:height="0.725cm" svg:x="16.2cm" svg:y="3.4cm">
          <draw:text-box>
            <text:p><text:span text:style-name="T2"><text:s/></text:span><text:span text:style-name="T2">1</text:span></text:p>
          </draw:text-box>
        </draw:frame>
        <draw:line draw:style-name="gr2" draw:text-style-name="P3" draw:layer="layout" svg:x1="13.8cm" svg:y1="4cm" svg:x2="16.8cm" svg:y2="4cm">
          <text:p/>
        </draw:line>
        <draw:connector draw:style-name="gr14" draw:text-style-name="P9" draw:layer="layout" svg:x1="11.9cm" svg:y1="11cm" svg:x2="11.9cm" svg:y2="12.2cm" draw:start-shape="id1" draw:end-shape="id2" svg:d="M11900 11000v1200" svg:viewBox="0 0 1 1201">
          <text:p/>
        </draw:connector>
        <draw:custom-shape draw:style-name="gr15" draw:text-style-name="P2" draw:layer="layout" svg:width="6cm" svg:height="3.7cm" svg:x="13.9cm" svg:y="18.5cm">
          <text:p text:style-name="P1"><text:span text:style-name="T1">IdService</text:span><text:span text:style-name="T1"><text:tab/></text:span><text:span text:style-name="T1"><text:tab/></text:span><text:span text:style-name="T1">: int</text:span></text:p>
          <text:p text:style-name="P1"><text:span text:style-name="T1">NomService</text:span><text:span text:style-name="T1"><text:tab/></text:span><text:span text:style-name="T1"><text:tab/></text:span><text:span text:style-name="T1">: string</text:span></text:p>
          <text:p text:style-name="P1"><text:span text:style-name="T1">DescripService</text:span><text:span text:style-name="T1"><text:tab/></text:span><text:span text:style-name="T1"><text:tab/></text:span><text:span text:style-name="T1">: string</text:span></text:p>
          <text:p text:style-name="P1"><text:span text:style-name="T1">ServiceActif</text:span><text:span text:style-name="T1"><text:tab/></text:span><text:span text:style-name="T1"><text:tab/></text:span><text:span text:style-name="T1">: bool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9.9cm" svg:y1="19.9cm" svg:x2="13.9cm" svg:y2="19.9cm">
          <text:p/>
        </draw:line>
        <draw:frame draw:style-name="gr16" draw:text-style-name="P10" draw:layer="layout" svg:width="6cm" svg:height="0.962cm" svg:x="13.9cm" svg:y="18.949cm">
          <draw:text-box>
            <text:p><text:span text:style-name="T5">ParamService</text:span></text:p>
          </draw:text-box>
        </draw:frame>
        <draw:frame draw:style-name="gr17" draw:text-style-name="P5" draw:layer="layout" svg:width="2.6cm" svg:height="0.773cm" svg:x="10.6cm" svg:y="11.2cm">
          <draw:text-box>
            <text:p><text:span text:style-name="T2">&lt; possède</text:span></text:p>
          </draw:text-box>
        </draw:frame>
        <draw:frame draw:style-name="gr4" draw:text-style-name="P5" draw:layer="layout" svg:width="2.1cm" svg:height="0.725cm" svg:x="14.7cm" svg:y="3.4cm">
          <draw:text-box>
            <text:p><text:span text:style-name="T2">&lt; ajoute</text:span></text:p>
          </draw:text-box>
        </draw:frame>
        <draw:custom-shape draw:style-name="gr18" draw:text-style-name="P6" xml:id="id3" draw:id="id3" draw:layer="layout" svg:width="4.2cm" svg:height="2.1cm" svg:x="9.8cm" svg:y="15.5cm">
          <text:p text:style-name="P1"><text:span text:style-name="T2"/></text:p>
          <text:p text:style-name="P1"><text:span text:style-name="T1">IdOption</text:span><text:span text:style-name="T1"><text:tab/></text:span><text:span text:style-name="T1">: int</text:span></text:p>
          <text:p text:style-name="P1"><text:span text:style-name="T1">DescripOption  <text:s/>: string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cm" svg:y1="16.3cm" svg:x2="9.8cm" svg:y2="16.3cm">
          <text:p/>
        </draw:line>
        <draw:frame draw:style-name="gr8" draw:text-style-name="P7" draw:layer="layout" svg:width="2.212cm" svg:height="0.878cm" svg:x="10.088cm" svg:y="15.5cm">
          <draw:text-box>
            <text:p><text:span text:style-name="T3">Option</text:span></text:p>
          </draw:text-box>
        </draw:frame>
        <draw:connector draw:style-name="gr14" draw:text-style-name="P9" draw:layer="layout" svg:x1="11.9cm" svg:y1="14.3cm" svg:x2="11.9cm" svg:y2="15.5cm" draw:end-shape="id3" svg:d="M11900 14300v1200" svg:viewBox="0 0 1 1201">
          <text:p/>
        </draw:connector>
        <draw:frame draw:style-name="gr4" draw:text-style-name="P5" draw:layer="layout" svg:width="2.5cm" svg:height="0.725cm" svg:x="7.2cm" svg:y="3.3cm">
          <draw:text-box>
            <text:p><text:span text:style-name="T2">&lt; possède</text:span></text:p>
          </draw:text-box>
        </draw:frame>
        <draw:frame draw:style-name="gr4" draw:text-style-name="P5" draw:layer="layout" svg:width="1.239cm" svg:height="0.725cm" svg:x="10.1cm" svg:y="11.6cm">
          <draw:text-box>
            <text:p><text:span text:style-name="T2">0..*</text:span></text:p>
          </draw:text-box>
        </draw:frame>
        <draw:frame draw:style-name="gr4" draw:text-style-name="P5" draw:layer="layout" svg:width="0.7cm" svg:height="0.725cm" svg:x="11.8cm" svg:y="10.875cm">
          <draw:text-box>
            <text:p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5-18T04:36:02.523000000</meta:creation-date>
    <meta:generator>LibreOffice/6.2.4.2$Windows_X86_64 LibreOffice_project/2412653d852ce75f65fbfa83fb7e7b669a126d64</meta:generator>
    <dc:date>2023-09-10T21:34:44.200000000</dc:date>
    <meta:editing-duration>P4DT16H45M58S</meta:editing-duration>
    <meta:editing-cycles>5</meta:editing-cycles>
    <meta:print-date>2023-05-23T22:50:13.643000000</meta:print-date>
    <meta:document-statistic meta:object-count="37"/>
  </office:meta>
</office:document-meta>
</file>